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79.59pt" svg:height="275.56pt" svg:x="145.39pt" svg:y="16.58pt">
            <loext:p draw:notify-on-update-of-ranges="Sheet1.B2:Sheet1.B23 Sheet1.C2:Sheet1.C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1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float" office:value="0.03313" calcext:value-type="float">
            <text:p>0.03313</text:p>
          </table:table-cell>
          <table:table-cell office:value-type="float" office:value="2.00757" calcext:value-type="float">
            <text:p>2.00757</text:p>
          </table:table-cell>
        </table:table-row>
        <table:table-row table:style-name="ro1">
          <table:table-cell/>
          <table:table-cell office:value-type="float" office:value="2.34615" calcext:value-type="float">
            <text:p>2.34615</text:p>
          </table:table-cell>
          <table:table-cell office:value-type="float" office:value="2.61255" calcext:value-type="float">
            <text:p>2.61255</text:p>
          </table:table-cell>
        </table:table-row>
        <table:table-row table:style-name="ro1">
          <table:table-cell/>
          <table:table-cell office:value-type="float" office:value="5.07626" calcext:value-type="float">
            <text:p>5.07626</text:p>
          </table:table-cell>
          <table:table-cell office:value-type="float" office:value="3.49253" calcext:value-type="float">
            <text:p>3.49253</text:p>
          </table:table-cell>
        </table:table-row>
        <table:table-row table:style-name="ro1">
          <table:table-cell/>
          <table:table-cell office:value-type="float" office:value="8.09077" calcext:value-type="float">
            <text:p>8.09077</text:p>
          </table:table-cell>
          <table:table-cell office:value-type="float" office:value="4.97749" calcext:value-type="float">
            <text:p>4.97749</text:p>
          </table:table-cell>
        </table:table-row>
        <table:table-row table:style-name="ro1">
          <table:table-cell/>
          <table:table-cell office:value-type="float" office:value="10.0625" calcext:value-type="float">
            <text:p>10.0625</text:p>
          </table:table-cell>
          <table:table-cell office:value-type="float" office:value="6.02247" calcext:value-type="float">
            <text:p>6.02247</text:p>
          </table:table-cell>
        </table:table-row>
        <table:table-row table:style-name="ro1">
          <table:table-cell/>
          <table:table-cell office:value-type="float" office:value="12.641" calcext:value-type="float">
            <text:p>12.641</text:p>
          </table:table-cell>
          <table:table-cell office:value-type="float" office:value="7.75493" calcext:value-type="float">
            <text:p>7.75493</text:p>
          </table:table-cell>
        </table:table-row>
        <table:table-row table:style-name="ro1">
          <table:table-cell/>
          <table:table-cell office:value-type="float" office:value="15.0488" calcext:value-type="float">
            <text:p>15.0488</text:p>
          </table:table-cell>
          <table:table-cell office:value-type="float" office:value="9.51488" calcext:value-type="float">
            <text:p>9.51488</text:p>
          </table:table-cell>
        </table:table-row>
        <table:table-row table:style-name="ro1">
          <table:table-cell/>
          <table:table-cell office:value-type="float" office:value="17.267" calcext:value-type="float">
            <text:p>17.267</text:p>
          </table:table-cell>
          <table:table-cell office:value-type="float" office:value="11.4123" calcext:value-type="float">
            <text:p>11.4123</text:p>
          </table:table-cell>
        </table:table-row>
        <table:table-row table:style-name="ro1">
          <table:table-cell/>
          <table:table-cell office:value-type="float" office:value="19.6938" calcext:value-type="float">
            <text:p>19.6938</text:p>
          </table:table-cell>
          <table:table-cell office:value-type="float" office:value="13.6948" calcext:value-type="float">
            <text:p>13.6948</text:p>
          </table:table-cell>
        </table:table-row>
        <table:table-row table:style-name="ro1">
          <table:table-cell/>
          <table:table-cell office:value-type="float" office:value="21.9309" calcext:value-type="float">
            <text:p>21.9309</text:p>
          </table:table-cell>
          <table:table-cell office:value-type="float" office:value="16.0047" calcext:value-type="float">
            <text:p>16.0047</text:p>
          </table:table-cell>
        </table:table-row>
        <table:table-row table:style-name="ro1">
          <table:table-cell/>
          <table:table-cell office:value-type="float" office:value="23.6941" calcext:value-type="float">
            <text:p>23.6941</text:p>
          </table:table-cell>
          <table:table-cell office:value-type="float" office:value="17.9572" calcext:value-type="float">
            <text:p>17.9572</text:p>
          </table:table-cell>
        </table:table-row>
        <table:table-row table:style-name="ro1">
          <table:table-cell/>
          <table:table-cell office:value-type="float" office:value="25.3625" calcext:value-type="float">
            <text:p>25.3625</text:p>
          </table:table-cell>
          <table:table-cell office:value-type="float" office:value="19.9921" calcext:value-type="float">
            <text:p>19.9921</text:p>
          </table:table-cell>
        </table:table-row>
        <table:table-row table:style-name="ro1">
          <table:table-cell/>
          <table:table-cell office:value-type="float" office:value="27.012" calcext:value-type="float">
            <text:p>27.012</text:p>
          </table:table-cell>
          <table:table-cell office:value-type="float" office:value="22.0271" calcext:value-type="float">
            <text:p>22.0271</text:p>
          </table:table-cell>
        </table:table-row>
        <table:table-row table:style-name="ro1">
          <table:table-cell/>
          <table:table-cell office:value-type="float" office:value="28.5098" calcext:value-type="float">
            <text:p>28.5098</text:p>
          </table:table-cell>
          <table:table-cell office:value-type="float" office:value="23.9795" calcext:value-type="float">
            <text:p>23.9795</text:p>
          </table:table-cell>
        </table:table-row>
        <table:table-row table:style-name="ro1">
          <table:table-cell/>
          <table:table-cell office:value-type="float" office:value="29.8938" calcext:value-type="float">
            <text:p>29.8938</text:p>
          </table:table-cell>
          <table:table-cell office:value-type="float" office:value="25.877" calcext:value-type="float">
            <text:p>25.877</text:p>
          </table:table-cell>
        </table:table-row>
        <table:table-row table:style-name="ro1">
          <table:table-cell/>
          <table:table-cell office:value-type="float" office:value="31.2399" calcext:value-type="float">
            <text:p>31.2399</text:p>
          </table:table-cell>
          <table:table-cell office:value-type="float" office:value="27.8019" calcext:value-type="float">
            <text:p>27.8019</text:p>
          </table:table-cell>
        </table:table-row>
        <table:table-row table:style-name="ro1">
          <table:table-cell/>
          <table:table-cell office:value-type="float" office:value="32.6997" calcext:value-type="float">
            <text:p>32.6997</text:p>
          </table:table-cell>
          <table:table-cell office:value-type="float" office:value="30.0019" calcext:value-type="float">
            <text:p>30.0019</text:p>
          </table:table-cell>
        </table:table-row>
        <table:table-row table:style-name="ro1">
          <table:table-cell/>
          <table:table-cell office:value-type="float" office:value="34.1406" calcext:value-type="float">
            <text:p>34.1406</text:p>
          </table:table-cell>
          <table:table-cell office:value-type="float" office:value="32.1193" calcext:value-type="float">
            <text:p>32.1193</text:p>
          </table:table-cell>
        </table:table-row>
        <table:table-row table:style-name="ro1">
          <table:table-cell/>
          <table:table-cell office:value-type="float" office:value="35.4488" calcext:value-type="float">
            <text:p>35.4488</text:p>
          </table:table-cell>
          <table:table-cell office:value-type="float" office:value="34.2368" calcext:value-type="float">
            <text:p>34.2368</text:p>
          </table:table-cell>
        </table:table-row>
        <table:table-row table:style-name="ro1">
          <table:table-cell/>
          <table:table-cell office:value-type="float" office:value="36.757" calcext:value-type="float">
            <text:p>36.757</text:p>
          </table:table-cell>
          <table:table-cell office:value-type="float" office:value="36.3542" calcext:value-type="float">
            <text:p>36.3542</text:p>
          </table:table-cell>
        </table:table-row>
        <table:table-row table:style-name="ro1">
          <table:table-cell/>
          <table:table-cell office:value-type="float" office:value="37.7618" calcext:value-type="float">
            <text:p>37.7618</text:p>
          </table:table-cell>
          <table:table-cell office:value-type="float" office:value="38.1142" calcext:value-type="float">
            <text:p>38.1142</text:p>
          </table:table-cell>
        </table:table-row>
        <table:table-row table:style-name="ro1">
          <table:table-cell/>
          <table:table-cell office:value-type="float" office:value="39.051" calcext:value-type="float">
            <text:p>39.051</text:p>
          </table:table-cell>
          <table:table-cell office:value-type="float" office:value="40.2866" calcext:value-type="float">
            <text:p>40.28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5" loext:min-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2:17:12.931000000</meta:creation-date>
    <dc:date>2017-07-03T12:23:30.820000000</dc:date>
    <meta:editing-duration>PT6M19S</meta:editing-duration>
    <meta:editing-cycles>1</meta:editing-cycles>
    <meta:document-statistic meta:table-count="1" meta:cell-count="44" meta:object-count="1"/>
    <meta:generator>LibreOffice/5.0.2.2$Windows_x86 LibreOffice_project/37b43f919e4de5eeaca9b9755ed688758a8251fe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5" loext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84d1" draw:fill-color="#0084d1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84d1"/>
    </style:style>
    <style:style style:name="ch8" style:family="chart" style:data-style-name="N121">
      <style:text-properties fo:font-size="12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cm" svg:height="9.722cm" xlink:href=".." xlink:type="simple" chart:class="chart:scatter" chart:style-name="ch1">
        <chart:legend chart:legend-position="end" svg:x="12.057cm" svg:y="4.313cm" style:legend-expansion="high" chart:style-name="ch2"/>
        <chart:plot-area chart:style-name="ch3" table:cell-range-address="Sheet1.B2:Sheet1.C23" svg:x="2.343cm" svg:y="0.183cm" svg:width="13.802cm" svg:height="9.264cm">
          <chartooo:coordinate-region svg:x="2.964cm" svg:y="0.382cm" svg:width="12.994cm" svg:height="8.41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3" chart:class="chart:scatter">
            <chart:domain table:cell-range-address="Sheet1.B2:Sheet1.B23"/>
            <chart:regression-curve chart:style-name="ch7">
              <chart:equation chart:display-equation="true" chart:display-r-square="true" chart:style-name="ch8"/>
            </chart:regression-curve>
            <chart:data-point chart:repeated="2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313">
                <text:p>0.03313</text:p>
                <draw:g>
                  <svg:desc>Sheet1.B2:Sheet1.B23</svg:desc>
                </draw:g>
              </table:table-cell>
              <table:table-cell office:value-type="float" office:value="2.00757">
                <text:p>2.00757</text:p>
                <draw:g>
                  <svg:desc>Sheet1.C2:Sheet1.C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4615">
                <text:p>2.34615</text:p>
              </table:table-cell>
              <table:table-cell office:value-type="float" office:value="2.61255">
                <text:p>2.612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07626">
                <text:p>5.07626</text:p>
              </table:table-cell>
              <table:table-cell office:value-type="float" office:value="3.49253">
                <text:p>3.49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09077">
                <text:p>8.09077</text:p>
              </table:table-cell>
              <table:table-cell office:value-type="float" office:value="4.97749">
                <text:p>4.977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0625">
                <text:p>10.0625</text:p>
              </table:table-cell>
              <table:table-cell office:value-type="float" office:value="6.02247">
                <text:p>6.022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41">
                <text:p>12.641</text:p>
              </table:table-cell>
              <table:table-cell office:value-type="float" office:value="7.75493">
                <text:p>7.75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0488">
                <text:p>15.0488</text:p>
              </table:table-cell>
              <table:table-cell office:value-type="float" office:value="9.51488">
                <text:p>9.514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.267">
                <text:p>17.267</text:p>
              </table:table-cell>
              <table:table-cell office:value-type="float" office:value="11.4123">
                <text:p>11.41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6938">
                <text:p>19.6938</text:p>
              </table:table-cell>
              <table:table-cell office:value-type="float" office:value="13.6948">
                <text:p>13.69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.9309">
                <text:p>21.9309</text:p>
              </table:table-cell>
              <table:table-cell office:value-type="float" office:value="16.0047">
                <text:p>16.00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.6941">
                <text:p>23.6941</text:p>
              </table:table-cell>
              <table:table-cell office:value-type="float" office:value="17.9572">
                <text:p>17.95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3625">
                <text:p>25.3625</text:p>
              </table:table-cell>
              <table:table-cell office:value-type="float" office:value="19.9921">
                <text:p>19.99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.012">
                <text:p>27.012</text:p>
              </table:table-cell>
              <table:table-cell office:value-type="float" office:value="22.0271">
                <text:p>22.02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.5098">
                <text:p>28.5098</text:p>
              </table:table-cell>
              <table:table-cell office:value-type="float" office:value="23.9795">
                <text:p>23.97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.8938">
                <text:p>29.8938</text:p>
              </table:table-cell>
              <table:table-cell office:value-type="float" office:value="25.877">
                <text:p>25.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1.2399">
                <text:p>31.2399</text:p>
              </table:table-cell>
              <table:table-cell office:value-type="float" office:value="27.8019">
                <text:p>27.80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.6997">
                <text:p>32.6997</text:p>
              </table:table-cell>
              <table:table-cell office:value-type="float" office:value="30.0019">
                <text:p>30.00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.1406">
                <text:p>34.1406</text:p>
              </table:table-cell>
              <table:table-cell office:value-type="float" office:value="32.1193">
                <text:p>32.11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4488">
                <text:p>35.4488</text:p>
              </table:table-cell>
              <table:table-cell office:value-type="float" office:value="34.2368">
                <text:p>34.23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6.757">
                <text:p>36.757</text:p>
              </table:table-cell>
              <table:table-cell office:value-type="float" office:value="36.3542">
                <text:p>36.35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7618">
                <text:p>37.7618</text:p>
              </table:table-cell>
              <table:table-cell office:value-type="float" office:value="38.1142">
                <text:p>38.11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051">
                <text:p>39.051</text:p>
              </table:table-cell>
              <table:table-cell office:value-type="float" office:value="40.2866">
                <text:p>40.28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Windows_x86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